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cf4c" officeooo:paragraph-rsid="000dc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or: Aditya Ramesh</text:p>
      <text:p text:style-name="P1"/>
      <text:p text:style-name="P1">As a college sophomore who's just beginning his study on ML, I've relied more on my intuition than standard classification algorithms.</text:p>
      <text:p text:style-name="P1"/>
      <text:p text:style-name="P1">I've first parsed my train.csv file and identified what parameters seem most popular, in a weighted manner, using which I find the "best" parameter value for each parameter.</text:p>
      <text:p text:style-name="P1"/>
      <text:p text:style-name="P1">Using this, I linearly score my cars in the test.csv file, and then accordingly generate the answer cs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8S</meta:editing-duration>
    <meta:editing-cycles>4</meta:editing-cycles>
    <meta:generator>LibreOffice/5.1.4.2$Windows_x86 LibreOffice_project/f99d75f39f1c57ebdd7ffc5f42867c12031db97a</meta:generator>
    <dc:date>2018-02-10T04:07:49.397000000</dc:date>
    <meta:document-statistic meta:table-count="0" meta:image-count="0" meta:object-count="0" meta:page-count="1" meta:paragraph-count="4" meta:word-count="70" meta:character-count="432" meta:non-whitespace-character-count="366"/>
    <meta:user-defined meta:name="Info 1"/>
    <meta:user-defined meta:name="Info 2"/>
    <meta:user-defined meta:name="Info 3"/>
    <meta:user-defined meta:name="Info 4"/>
  </office:meta>
</office:document-meta>
</file>